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D00000439001A8B1A580A0D75.png" manifest:media-type="image/png"/>
  <manifest:file-entry manifest:full-path="Pictures/1000020100000300000002AB22876CD762D479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'DejaVu Sans'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000000" style:font-name="Arial" fo:font-size="12pt" fo:letter-spacing="normal" fo:font-style="normal" style:text-underline-style="none" fo:font-weight="bold" officeooo:paragraph-rsid="00145b3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normal" officeooo:rsid="0014a41f" officeooo:paragraph-rsid="0014a41f" style:text-blinking="false" style:font-size-asian="20pt" style:font-weight-asian="normal" style:font-size-complex="20pt" style:font-weight-complex="normal"/>
    </style:style>
    <style:style style:name="P6" style:family="paragraph" style:parent-style-name="Heading_20_3">
      <style:text-properties fo:font-variant="normal" fo:text-transform="none" fo:color="#000000" style:font-name="Arial" fo:font-size="12pt" fo:letter-spacing="normal" fo:font-style="normal" style:text-underline-style="none" fo:font-weight="bold" officeooo:paragraph-rsid="00145b3c" style:font-size-asian="12pt" style:font-weight-asian="bold" style:font-size-complex="12pt" style:font-weight-complex="bold"/>
    </style:style>
    <style:style style:name="P7" style:family="paragraph" style:parent-style-name="Heading_20_3"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P8" style:family="paragraph" style:parent-style-name="Heading_20_2">
      <style:text-properties officeooo:rsid="00187db7" officeooo:paragraph-rsid="00187db7"/>
    </style:style>
    <style:style style:name="P9" style:family="paragraph" style:parent-style-name="Text_20_body">
      <style:text-properties officeooo:rsid="00187db7" officeooo:paragraph-rsid="00187db7"/>
    </style:style>
    <style:style style:name="P10" style:family="paragraph" style:parent-style-name="Text_20_body">
      <style:text-properties officeooo:rsid="0019b114" officeooo:paragraph-rsid="0019b114"/>
    </style:style>
    <style:style style:name="P11" style:family="paragraph" style:parent-style-name="Text_20_body">
      <style:text-properties officeooo:rsid="0019d8ff" officeooo:paragraph-rsid="0019d8ff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able_20_Contents">
      <style:text-properties officeooo:rsid="0019b114" officeooo:paragraph-rsid="0019b114"/>
    </style:style>
    <style:style style:name="P14" style:family="paragraph" style:parent-style-name="Table_20_Contents">
      <style:text-properties officeooo:rsid="0019d8ff" officeooo:paragraph-rsid="0019d8ff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text-properties officeooo:rsid="0019b114" officeooo:paragraph-rsid="0019b114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style:text-line-through-style="none" style:text-line-through-type="none" style:font-name="Arial" fo:font-size="20pt" style:text-blinking="false" style:font-size-asian="20pt" style:font-size-complex="20pt"/>
    </style:style>
    <style:style style:name="T3" style:family="text">
      <style:text-properties style:text-line-through-style="none" style:text-line-through-type="none" style:font-name="Verdana" fo:font-size="20pt" style:text-blinking="false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d8f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/>
      <text:h text:style-name="P6" text:outline-level="3"/>
      <text:p text:style-name="P3"><text:a xlink:type="simple" xlink:href="https://wis.fit.vutbr.cz/FIT/st/course-sl.php.cs?id=610330&amp;item=62160" text:style-name="Internet_20_link" text:visited-style-name="Visited_20_Internet_20_Link"><text:span text:style-name="T3"><text:line-break/></text:span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2">Projekt 1. část - Datový model (ERD), model případů užití a obhajoba modelů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xsvore01</text:p>
      <text:p text:style-name="P5">xkisel02</text:p>
      <text:p text:style-name="P5"/>
      <text:p text:style-name="P5">06.03.2017</text:p>
      <text:p text:style-name="P4"/>
      <text:p text:style-name="P4"/>
      <text:p text:style-name="P4"/>
      <text:p text:style-name="P4"/>
      <text:p text:style-name="P4"/>
      <text:p text:style-name="P4"/>
      <text:h text:style-name="P7" text:outline-level="3"/>
      <text:h text:style-name="P6" text:outline-level="3"><text:bookmark text:name="54"/>Portál Hráčů Dračího Doupěte</text:h>
      <text:p text:style-name="P1"><text:span text:style-name="T1">Fanoušci dračího doupěte si založili portál pro sdružení hráčské komunity. Systém umožňuje plánovat a evidovat jednotlivé sezení, základní informace o hráčích, jejich postavách a dobrodružtsvích. Hráče charakterizují základní běžné informace o jeho </text:span><text:soft-page-break/><text:span text:style-name="T1">osobě, postavy, které vlastní, či sezení a dobrodružství, kterých se v minulosti účastnil. Hráči mohou vlastnit několik postav, ze které vystupuje v konkrétních dobrodružstvích, přičemž v každém dobrodružsví může vystupovat jako několik postav zároveň. Postavy mají určitou úroveň, různé rasy (ork, elf, půlelf, poloork, půlčík,.), povolání (válečník, mág, alchemista,.) a vybavení, které buď zakoupila ve městě v obchodech nebo obržela během konkrétního dobrodružství o různé kvantitě a různých typů (zbraň, provize, šípy, apod.). Evidujte rovněž smrti jednotlivých postav, i lokaci, kde postava skonala (uvažujeme, že nelze postavy nijak oživit). Dobrodružství se konají v různých lokalitách, mají různé obtížnosti, soubory map a nepřátel, jednoho i více autorů a slouží jako předlohy pro konkrétní instance hry, které jsou personalizovány herními postavami, vedeny různými PJemi a mít různá jména. Některé dobrodružství mohou být součástí tažení, které se odehrávají na celých kontinentech a sestávat z desítek menších dobrodružství. Každé tažení a dobrodružství má určitý cíl, jako například dobytí bašty, zabití monstra, nebo jen prozkoumání oblasti. Řada, z těchto dobrodružství je však příliš rozsáhlá, a tak jsou členěna do několika sezení, které se konají buď v dedikovaných hernách nebo u hráčů doma. Systém pochopitelně poskytuje informaci o počtu zúčastněných hráčů. Jeden z hráčů je pak Pánem Jeskyně a vede dobrodružství, přičemž systém umožňuje PJovi zaslat pozvánky ostatním hráčům. Hráči si navíc mohou vytisknout statistiku o svých úspěších, počet zabití, počet obdrženého zlata apod.</text:span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6929in" svg:height="5.952in" draw:z-index="1"><draw:image xlink:href="Pictures/1000020100000300000002AB22876CD762D47914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><draw:frame draw:style-name="fr2" draw:name="Image2" text:anchor-type="paragraph" svg:x="0.5252in" svg:y="-0.348in" svg:width="5.6429in" svg:height="10.9516in" draw:z-index="0"><draw:image xlink:href="Pictures/100002010000022D00000439001A8B1A580A0D75.png" xlink:type="simple" xlink:show="embed" xlink:actuate="onLoad"/></draw:frame><text:soft-page-break/></text:p>
      <text:h text:style-name="P15" text:outline-level="1">Implementačná časť</text:h>
      <text:h text:style-name="P8" text:outline-level="2">Procedury</text:h>
      <text:p text:style-name="P9">Prodcedura <text:span text:style-name="T4">racePercent</text:span> prijíma jeden argument, string, ktorý v sebe nesie informáciu o tom, o ktorej rase hrdinov chceme získať informácie. Táto procedúra pomocou premennej CURSOR získa a iteruje cez výsledky dotazu SELECT, a napokon vypočíta výsledok a teda konečný podiel danej rasy spolu s jej názvom do konzoly. Táto procedúra používa taktiež premennú typu %ROWTYPE. Táto premenná predstavuje jeden riadok z tabuľky heroes a je použitá na iterovanie cez výsledky SELECT dotazu. Použité sú výnimky, hlavne výnimka ZERO_DIVIDE pre sanitáciu delenia nulou.</text:p>
      <text:p text:style-name="P9"/>
      <text:h text:style-name="P16" text:outline-level="1">Explain plan</text:h>
      <text:p text:style-name="P10">Tento výraz je použitý pre SELECT spájajúci v našej databáze 2 tabuľky, hĺadajúce počty rias hráčov pomocou GROUP BY a agregačnej funkcie count(). Explain plan je spustený pred vytvorením indexu aj po jeho vytvorení pre porovnanie zmien\optimalizácií, ktoré sa nám podarilo dosiahnuť.</text:p>
      <text:p text:style-name="P10">Spustenie pre vytvorením indexu.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Operation</text:p>
          </table:table-cell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3">Rows</text:p>
          </table:table-cell>
          <table:table-cell table:style-name="Table1.A1" office:value-type="string">
            <text:p text:style-name="P13">Bytes</text:p>
          </table:table-cell>
          <table:table-cell table:style-name="Table1.A1" office:value-type="string">
            <text:p text:style-name="P13">Cost(%CPU)</text:p>
          </table:table-cell>
          <table:table-cell table:style-name="Table1.G1" office:value-type="string">
            <text:p text:style-name="P13">Time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SELECT STATEME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17</text:p>
          </table:table-cell>
          <table:table-cell table:style-name="Table1.A2" office:value-type="string">
            <text:p text:style-name="P13">4(25)</text:p>
          </table:table-cell>
          <table:table-cell table:style-name="Table1.G2" office:value-type="string">
            <text:p text:style-name="P13">00:00:01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HASH GROUP B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17</text:p>
          </table:table-cell>
          <table:table-cell table:style-name="Table1.A2" office:value-type="string">
            <text:p text:style-name="P13">4(25)</text:p>
          </table:table-cell>
          <table:table-cell table:style-name="Table1.G2" office:value-type="string">
            <text:p text:style-name="P13">00:00:01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TABLE ACCESS FULL</text:p>
          </table:table-cell>
          <table:table-cell table:style-name="Table1.A2" office:value-type="string">
            <text:p text:style-name="P13">HEROES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17</text:p>
          </table:table-cell>
          <table:table-cell table:style-name="Table1.A2" office:value-type="string">
            <text:p text:style-name="P13">3(0)</text:p>
          </table:table-cell>
          <table:table-cell table:style-name="Table1.G2" office:value-type="string">
            <text:p text:style-name="P13">00:00:01</text:p>
          </table:table-cell>
        </table:table-row>
      </table:table>
      <text:p text:style-name="P10"/>
      <text:p text:style-name="P11">Nasleduje vytvorenie indexu IDX1 na rasu a prezývku hráča.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3">Id</text:p>
          </table:table-cell>
          <table:table-cell table:style-name="Table2.A1" office:value-type="string">
            <text:p text:style-name="P13">Operation</text:p>
          </table:table-cell>
          <table:table-cell table:style-name="Table2.A1" office:value-type="string">
            <text:p text:style-name="P13">Name</text:p>
          </table:table-cell>
          <table:table-cell table:style-name="Table2.A1" office:value-type="string">
            <text:p text:style-name="P13">Rows</text:p>
          </table:table-cell>
          <table:table-cell table:style-name="Table2.A1" office:value-type="string">
            <text:p text:style-name="P13">Bytes</text:p>
          </table:table-cell>
          <table:table-cell table:style-name="Table2.A1" office:value-type="string">
            <text:p text:style-name="P13">Cost(%CPU)</text:p>
          </table:table-cell>
          <table:table-cell table:style-name="Table2.G1" office:value-type="string">
            <text:p text:style-name="P13">Time</text:p>
          </table:table-cell>
        </table:table-row>
        <table:table-row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SELECT STATEMEN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17</text:p>
          </table:table-cell>
          <table:table-cell table:style-name="Table2.A2" office:value-type="string">
            <text:p text:style-name="P14">1(0)</text:p>
          </table:table-cell>
          <table:table-cell table:style-name="Table2.G2" office:value-type="string">
            <text:p text:style-name="P13">00:00:01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HASH GROUP B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17</text:p>
          </table:table-cell>
          <table:table-cell table:style-name="Table2.A2" office:value-type="string">
            <text:p text:style-name="P14">1(0)</text:p>
          </table:table-cell>
          <table:table-cell table:style-name="Table2.G2" office:value-type="string">
            <text:p text:style-name="P13">00:00:01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3">TABLE ACCESS FULL</text:p>
          </table:table-cell>
          <table:table-cell table:style-name="Table2.A2" office:value-type="string">
            <text:p text:style-name="P14">IDX1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17</text:p>
          </table:table-cell>
          <table:table-cell table:style-name="Table2.A2" office:value-type="string">
            <text:p text:style-name="P13"><text:span text:style-name="T5">1</text:span>(0)</text:p>
          </table:table-cell>
          <table:table-cell table:style-name="Table2.G2" office:value-type="string">
            <text:p text:style-name="P13">00:00:01</text:p>
          </table:table-cell>
        </table:table-row>
      </table:table>
      <text:p text:style-name="P11"/>
      <text:p text:style-name="P11">Tu je možné vidieť, že po vytvorení indexu databáza beží rýchlejšie. CPU je pri tomto dotaze na 0 a <text:s/>prístup na disk je znížený z 3-4 na 1. V tomto prípade nie je možné dosiahnuť ďaľšie optimalizác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'DejaVu Sans'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11:18.337895732</meta:creation-date>
    <dc:date>2017-04-25T22:31:19.859403847</dc:date>
    <meta:editing-duration>PT40M15S</meta:editing-duration>
    <meta:editing-cycles>8</meta:editing-cycles>
    <meta:generator>LibreOffice/5.3.2.1$Linux_X86_64 LibreOffice_project/30$Build-1</meta:generator>
    <meta:document-statistic meta:table-count="2" meta:image-count="2" meta:object-count="0" meta:page-count="5" meta:paragraph-count="67" meta:word-count="521" meta:character-count="3434" meta:non-whitespace-character-count="2976"/>
  </office:meta>
</office:document-meta>
</file>